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d887e"/>
    </style:style>
    <style:style style:name="P2" style:family="paragraph" style:parent-style-name="Standard" style:list-style-name="L1">
      <style:text-properties officeooo:paragraph-rsid="001de303"/>
    </style:style>
    <style:style style:name="P3" style:family="paragraph" style:parent-style-name="Standard">
      <style:text-properties officeooo:paragraph-rsid="001de303"/>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Motivation<text:tab/>1</text:p>
          <text:p text:style-name="P4">Require.js:<text:tab/>1</text:p>
        </text:index-body>
      </text:table-of-content>
      <text:h text:style-name="Heading_20_3" text:outline-level="3">Motivation</text:h>
      <text:p text:style-name="P3"/>
      <text:list xml:id="list8072512044112034827" text:style-name="L1">
        <text:list-item>
          <text:p text:style-name="P2">no 'ignore-that-bit' words in specs. Eg, inline functions – that syntax doesn't belong in QA-readable tests. In definitions elesewhere, even these shouldn't be too unusual for programmers – eg, don't have to know how curryable works to curry functions into specs.</text:p>
        </text:list-item>
        <text:list-item>
          <text:p text:style-name="P2">As few as possible 'wrapper' objects, where wrapping is needed higher-order functions should fulfill that need or the libs should intellegently wrap by default.</text:p>
        </text:list-item>
        <text:list-item>
          <text:p text:style-name="P2">Stateless. Reduces what needs to be done by test writer. Avoids tests influencing each other, promotes atomicity. 2+2 example</text:p>
        </text:list-item>
        <text:list-item>
          <text:p text:style-name="P2">Show examples of 2+2=4 in all known frameworks</text:p>
          <text:list>
            <text:list-item>
              <text:p text:style-name="P2">Include error messages generated</text:p>
            </text:list-item>
          </text:list>
        </text:list-item>
        <text:list-item>
          <text:p text:style-name="P2">On failure, good error messages are very important (why?) but generally are poorly handled “expected 1 but got 2”, need to be able to create from all the parts.</text:p>
        </text:list-item>
        <text:list-item>
          <text:p text:style-name="P2">IDE integration – ride on the coattails of existing runners by working under them.</text:p>
        </text:list-item>
        <text:list-item>
          <text:p text:style-name="P2">Curryable and chainable.</text:p>
        </text:list-item>
        <text:list-item>
          <text:p text:style-name="P2">Introduction of functional principles allows much neater testing – eg curryable add in test</text:p>
        </text:list-item>
        <text:list-item>
          <text:p text:style-name="P2">Functional.js – why deficient, creates new language without any of the protection inside of Strings. Confusing, two langauges.</text:p>
        </text:list-item>
      </text:list>
      <text:h text:style-name="Heading_20_3" text:outline-level="3">Require.js:</text:h>
      <text:p text:style-name="Standard">Asynchronous loading via higher-order functions. Essentially, monadic form to dynamically load code dependencies.</text:p>
      <text:p text:style-name="Standard"/>
      <text:p text:style-name="Standard"/>
      <text:p text:style-name="P1"/>
      <text:p text:style-name="P1">Using jstd+ require.js together</text:p>
      <text:p text:style-name="P1"><text:tab/>Code to do this, un-generified/extrated</text:p>
      <text:p text:style-name="P1"><text:tab/>New version as a function</text:p>
      <text:p text:style-name="P1"/>
      <text:p text:style-name="P1">Require.js – modules defined in language itself, shows flexibility. Quote from Hackers+Painters re high-level of a language defined in its own low-level.</text:p>
      <text:p text:style-name="P1"/>
      <text:p text:style-name="P1"/>
      <text:p text:style-name="P1">Using Javascript at a very high level, barely touching language directly, more using it as a host for a high-level abstraction in which to develop an alternate way of programming inside it's very loose metamodel.</text:p>
      <text:p text:style-name="P1"/>
      <text:p text:style-name="P1"/>
      <text:p text:style-name="P1">Infinate length lists: usually, are being passed a 'current' item and the rest. Can see infinately deep but normally not examining that many levels in because that will be done on the next recursive call. (show Haskell example) Can reproduce this same thing.</text:p>
      <text:p text:style-name="P1"/>
      <text:p text:style-name="P1">Todo: iterator that passes for each item in an array: the current item, the rest.</text:p>
      <text:p text:style-name="P1">Then: itereator that passes three parameters: the current, the next and the rest. This should be sufficient for most calls.</text:p>
      <text:p text:style-name="P1"><text:soft-page-break/></text:p>
      <text:p text:style-name="P1">Then, iterator that works in same way but handles infinate-length (functionally defined) lists. This can be done in two ways:via functions that (paradoxically) take advantage of statefullness to return the next item of a series on each call; or, via successive calls of a function, such as succ(succ(1)). The 'rest' cannot actually be an infinate length list, but rather a 'rest' function which when called handles the next (recursive) case. Would normally do return rest(); to recurr further.</text:p>
      <text:p text:style-name="P1"/>
      <text:p text:style-name="P1"/>
      <text:p text:style-name="P1"/>
      <text:p text:style-name="P1">Using underscore at start of param n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2T12:21:30</meta:creation-date>
    <meta:generator>LibreOffice/4.0.3.3$MacOSX_x86 LibreOffice_project/0eaa50a932c8f2199a615e1eb30f7ac74279539</meta:generator>
    <dc:date>2013-06-12T12:35:50</dc:date>
    <meta:editing-duration>PT1M40S</meta:editing-duration>
    <meta:editing-cycles>5</meta:editing-cycles>
    <meta:document-statistic meta:table-count="0" meta:image-count="0" meta:object-count="0" meta:page-count="2" meta:paragraph-count="26" meta:word-count="434" meta:character-count="2752" meta:non-whitespace-character-count="2346"/>
  </office:meta>
</office:document-meta>
</file>